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>
      <style:paragraph-properties fo:text-align="center" style:justify-single-word="false"/>
      <style:text-properties officeooo:paragraph-rsid="0020757c"/>
    </style:style>
    <style:style style:name="T1" style:family="text">
      <style:text-properties officeooo:rsid="0020757c"/>
    </style:style>
    <style:style style:name="T2" style:family="text">
      <style:text-properties style:text-underline-style="solid" style:text-underline-width="auto" style:text-underline-color="font-color" officeooo:rsid="002075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2">Python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Variables are dynamically typed, no need for explicit declaration.</text:p>
        </text:list-item>
        <text:list-item>
          <text:p text:style-name="P1">Assignment is done with the <text:span text:style-name="Source_20_Text">=</text:span> operator.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Numeric types: <text:span text:style-name="Source_20_Text">int</text:span>, <text:span text:style-name="Source_20_Text">float</text:span>, <text:span text:style-name="Source_20_Text">complex</text:span>.</text:p>
        </text:list-item>
        <text:list-item>
          <text:p text:style-name="P4">Sequence types: <text:span text:style-name="Source_20_Text">list</text:span>, <text:span text:style-name="Source_20_Text">tuple</text:span>, <text:span text:style-name="Source_20_Text">range</text:span>.</text:p>
        </text:list-item>
        <text:list-item>
          <text:p text:style-name="P4">Text sequence type: <text:span text:style-name="Source_20_Text">str</text:span>.</text:p>
        </text:list-item>
        <text:list-item>
          <text:p text:style-name="P4">Mapping type: <text:span text:style-name="Source_20_Text">dict</text:span>.</text:p>
        </text:list-item>
        <text:list-item>
          <text:p text:style-name="P4">Set types: <text:span text:style-name="Source_20_Text">set</text:span>, <text:span text:style-name="Source_20_Text">frozenset</text:span>.</text:p>
        </text:list-item>
        <text:list-item>
          <text:p text:style-name="P4">Boolean type: <text:span text:style-name="Source_20_Text">bool</text:span>.</text:p>
        </text:list-item>
        <text:list-item>
          <text:p text:style-name="P3">None type: <text:span text:style-name="Source_20_Text">None</text:span>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, <text:span text:style-name="Source_20_Text">**</text:span> (exponentiation), <text:span text:style-name="Source_20_Text">//</text:span> (floor division).</text:p>
        </text:list-item>
        <text:list-item>
          <text:p text:style-name="P6">Comparison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5">Logical: <text:span text:style-name="Source_20_Text">and</text:span>, <text:span text:style-name="Source_20_Text">or</text:span>, <text:span text:style-name="Source_20_Text">not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if</text:span>, <text:span text:style-name="Source_20_Text">else</text:span> statements for conditional execution.</text:p>
        </text:list-item>
        <text:list-item>
          <text:p text:style-name="P8"><text:span text:style-name="Source_20_Text">for</text:span> loop for iterating over sequences.</text:p>
        </text:list-item>
        <text:list-item>
          <text:p text:style-name="P8"><text:span text:style-name="Source_20_Text">while</text:span> loop for repeated execution as long as a condition is true.</text:p>
        </text:list-item>
        <text:list-item>
          <text:p text:style-name="P7"><text:span text:style-name="Source_20_Text">break</text:span> and <text:span text:style-name="Source_20_Text">continue</text:span> statements for control flow within loops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Defined using the <text:span text:style-name="Source_20_Text">def</text:span> keyword.</text:p>
        </text:list-item>
        <text:list-item>
          <text:p text:style-name="P10">Can have parameters and return values.</text:p>
        </text:list-item>
        <text:list-item>
          <text:p text:style-name="P9">Functions can be assigned to variables, passed as arguments, and returned from other functions.</text:p>
        </text:list-item>
      </text:list>
      <text:p text:style-name="Text_20_body"><text:span text:style-name="Strong_20_Emphasis">Lists:</text:span></text:p>
      <text:list text:style-name="L6">
        <text:list-item>
          <text:p text:style-name="P12">Ordered collections of items.</text:p>
        </text:list-item>
        <text:list-item>
          <text:p text:style-name="P12">Accessed using zero-based index.</text:p>
        </text:list-item>
        <text:list-item>
          <text:p text:style-name="P12">Mutable: items can be added, removed, or changed.</text:p>
        </text:list-item>
        <text:list-item>
          <text:p text:style-name="P11">Methods like <text:span text:style-name="Source_20_Text">append</text:span>, <text:span text:style-name="Source_20_Text">remove</text:span>, <text:span text:style-name="Source_20_Text">pop</text:span>, <text:span text:style-name="Source_20_Text">extend</text:span>, <text:span text:style-name="Source_20_Text">insert</text:span> for manipulation.</text:p>
        </text:list-item>
      </text:list>
      <text:p text:style-name="Text_20_body"><text:span text:style-name="Strong_20_Emphasis">Tuples:</text:span></text:p>
      <text:list text:style-name="L7">
        <text:list-item>
          <text:p text:style-name="P14">Ordered, immutable collections of items.</text:p>
        </text:list-item>
        <text:list-item>
          <text:p text:style-name="P14">Accessed using zero-based index.</text:p>
        </text:list-item>
        <text:list-item>
          <text:p text:style-name="P14">Used for grouping related data.</text:p>
        </text:list-item>
        <text:list-item>
          <text:p text:style-name="P13"><text:soft-page-break/>Can be unpacked into multiple variables.</text:p>
        </text:list-item>
      </text:list>
      <text:p text:style-name="Text_20_body"><text:span text:style-name="Strong_20_Emphasis">Dictionaries:</text:span></text:p>
      <text:list text:style-name="L8">
        <text:list-item>
          <text:p text:style-name="P16">Unordered collections of key-value pairs.</text:p>
        </text:list-item>
        <text:list-item>
          <text:p text:style-name="P16">Accessed using keys.</text:p>
        </text:list-item>
        <text:list-item>
          <text:p text:style-name="P16">Mutable: items can be added, removed, or changed.</text:p>
        </text:list-item>
        <text:list-item>
          <text:p text:style-name="P15">Methods like <text:span text:style-name="Source_20_Text">keys</text:span>, <text:span text:style-name="Source_20_Text">values</text:span>, <text:span text:style-name="Source_20_Text">items</text:span> for manipulation.</text:p>
        </text:list-item>
      </text:list>
      <text:p text:style-name="Text_20_body"><text:span text:style-name="Strong_20_Emphasis">Classes:</text:span></text:p>
      <text:list text:style-name="L9">
        <text:list-item>
          <text:p text:style-name="P18">Used for creating objects with properties and methods.</text:p>
        </text:list-item>
        <text:list-item>
          <text:p text:style-name="P18">Constructor method <text:span text:style-name="Source_20_Text">__init__</text:span> for initialization.</text:p>
        </text:list-item>
        <text:list-item>
          <text:p text:style-name="P17">Methods and properties defined within the class body.</text:p>
        </text:list-item>
      </text:list>
      <text:p text:style-name="Text_20_body"><text:span text:style-name="Strong_20_Emphasis">Exceptions:</text:span></text:p>
      <text:list text:style-name="L10">
        <text:list-item>
          <text:p text:style-name="P20"><text:span text:style-name="Source_20_Text">try</text:span>, <text:span text:style-name="Source_20_Text">except</text:span>, <text:span text:style-name="Source_20_Text">finally</text:span> blocks for handling exceptions.</text:p>
        </text:list-item>
        <text:list-item>
          <text:p text:style-name="P19"><text:span text:style-name="Source_20_Text">raise</text:span> statement to raise custom exceptions.</text:p>
        </text:list-item>
      </text:list>
      <text:p text:style-name="Text_20_body"><text:span text:style-name="Strong_20_Emphasis">File Handling:</text:span></text:p>
      <text:list text:style-name="L11">
        <text:list-item>
          <text:p text:style-name="P22"><text:span text:style-name="Source_20_Text">open</text:span> function to open files.</text:p>
        </text:list-item>
        <text:list-item>
          <text:p text:style-name="P22"><text:span text:style-name="Source_20_Text">read</text:span>, <text:span text:style-name="Source_20_Text">write</text:span>, <text:span text:style-name="Source_20_Text">close</text:span> methods for file operations.</text:p>
        </text:list-item>
        <text:list-item>
          <text:p text:style-name="P21">Context managers (<text:span text:style-name="Source_20_Text">with</text:span> statement) for safe file handling.</text:p>
        </text:list-item>
      </text:list>
      <text:p text:style-name="Text_20_body"><text:span text:style-name="Strong_20_Emphasis">Modules:</text:span></text:p>
      <text:list text:style-name="L12">
        <text:list-item>
          <text:p text:style-name="P24">Encapsulate reusable code.</text:p>
        </text:list-item>
        <text:list-item>
          <text:p text:style-name="P24">Imported using the <text:span text:style-name="Source_20_Text">import</text:span> statement.</text:p>
        </text:list-item>
        <text:list-item>
          <text:p text:style-name="P23">Can be organized into packages.</text:p>
        </text:list-item>
      </text:list>
      <text:p text:style-name="Text_20_body"><text:span text:style-name="Strong_20_Emphasis">Lambda Expressions:</text:span></text:p>
      <text:list text:style-name="L13">
        <text:list-item>
          <text:p text:style-name="P26">Anonymous functions defined using the <text:span text:style-name="Source_20_Text">lambda</text:span> keyword.</text:p>
        </text:list-item>
        <text:list-item>
          <text:p text:style-name="P25">Used primarily with higher-order functions like <text:span text:style-name="Source_20_Text">map</text:span>, <text:span text:style-name="Source_20_Text">filter</text:span>, <text:span text:style-name="Source_20_Text">reduce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6:06.714069274</meta:creation-date>
    <dc:date>2024-04-07T12:20:32.458661052</dc:date>
    <meta:editing-duration>PT40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8" meta:word-count="339" meta:character-count="2060" meta:non-whitespace-character-count="1823"/>
  </office:meta>
</office:document-meta>
</file>